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399cm" fo:min-width="3.538cm"/>
    </style:style>
    <style:style style:name="gr2" style:family="graphic" style:parent-style-name="standard">
      <style:graphic-properties draw:textarea-horizontal-align="justify" draw:textarea-vertical-align="middle" draw:auto-grow-height="false" fo:min-height="13.35cm" fo:min-width="12.7cm"/>
    </style:style>
    <style:style style:name="gr3" style:family="graphic" style:parent-style-name="standard">
      <style:graphic-properties draw:textarea-horizontal-align="justify" draw:textarea-vertical-align="middle" draw:auto-grow-height="false" fo:min-height="1.77cm" fo:min-width="12.7cm"/>
    </style:style>
    <style:style style:name="gr4" style:family="graphic" style:parent-style-name="standard">
      <style:graphic-properties draw:textarea-horizontal-align="justify" draw:textarea-vertical-align="middle" draw:auto-grow-height="false" fo:min-height="5.399cm" fo:min-width="3.53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13.35cm" fo:min-width="12.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5.399cm" fo:min-width="3.568cm"/>
    </style:style>
    <style:style style:name="gr12" style:family="graphic" style:parent-style-name="standard">
      <style:graphic-properties draw:textarea-horizontal-align="justify" draw:textarea-vertical-align="middle" draw:auto-grow-height="false" fo:min-height="5.399cm" fo:min-width="3.569cm"/>
    </style:style>
    <style:style style:name="gr13" style:family="graphic" style:parent-style-name="standard">
      <style:graphic-properties draw:textarea-horizontal-align="justify" draw:textarea-vertical-align="middle" draw:auto-grow-height="false" fo:min-height="5.399cm" fo:min-width="3.567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12.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textarea-horizontal-align="justify" draw:textarea-vertical-align="middle" draw:auto-grow-height="false" fo:min-height="1.342cm" fo:min-width="12.943cm"/>
    </style:style>
    <style:style style:name="gr17" style:family="graphic" style:parent-style-name="standard">
      <style:graphic-properties draw:textarea-horizontal-align="justify" draw:textarea-vertical-align="middle" draw:auto-grow-height="false" fo:min-height="1.528cm" fo:min-width="12.991cm"/>
    </style:style>
    <style:style style:name="gr18" style:family="graphic" style:parent-style-name="standard">
      <style:graphic-properties draw:textarea-horizontal-align="justify" draw:textarea-vertical-align="middle" draw:auto-grow-height="false" fo:min-height="1.342cm" fo:min-width="12.937cm"/>
    </style:style>
    <style:style style:name="gr19" style:family="graphic" style:parent-style-name="standard">
      <style:graphic-properties draw:textarea-horizontal-align="justify" draw:textarea-vertical-align="middle" draw:auto-grow-height="false" fo:min-height="1.342cm" fo:min-width="3.48cm"/>
    </style:style>
    <style:style style:name="gr20" style:family="graphic" style:parent-style-name="standard">
      <style:graphic-properties draw:textarea-horizontal-align="justify" draw:textarea-vertical-align="middle" draw:auto-grow-height="false" fo:min-height="2.737cm" fo:min-width="3.566cm"/>
    </style:style>
    <style:style style:name="gr21" style:family="graphic" style:parent-style-name="standard">
      <style:graphic-properties draw:textarea-horizontal-align="justify" draw:textarea-vertical-align="middle" draw:auto-grow-height="false" fo:min-height="1.099cm" fo:min-width="12.695cm"/>
    </style:style>
    <style:style style:name="gr22" style:family="graphic" style:parent-style-name="standard">
      <style:graphic-properties draw:textarea-horizontal-align="justify" draw:textarea-vertical-align="middle" draw:auto-grow-height="false" fo:min-height="2.737cm" fo:min-width="3.568cm"/>
    </style:style>
    <style:style style:name="gr23" style:family="graphic" style:parent-style-name="standard">
      <style:graphic-properties draw:textarea-horizontal-align="justify" draw:textarea-vertical-align="middle" draw:auto-grow-height="false" fo:min-height="2.737cm" fo:min-width="3.565cm"/>
    </style:style>
    <style:style style:name="gr24" style:family="graphic" style:parent-style-name="standard">
      <style:graphic-properties draw:textarea-horizontal-align="justify" draw:textarea-vertical-align="middle" draw:auto-grow-height="false" fo:min-height="1.55cm" fo:min-width="10.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6" style:family="graphic" style:parent-style-name="standard">
      <style:graphic-properties draw:textarea-horizontal-align="justify" draw:textarea-vertical-align="middle" draw:auto-grow-height="false" fo:min-height="3.661cm" fo:min-width="12.301cm"/>
    </style:style>
    <style:style style:name="gr27" style:family="graphic" style:parent-style-name="standard">
      <style:graphic-properties draw:textarea-horizontal-align="justify" draw:textarea-vertical-align="middle" draw:auto-grow-height="false" fo:min-height="3.661cm" fo:min-width="12.10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9" style:family="graphic" style:parent-style-name="standard">
      <style:graphic-properties draw:textarea-horizontal-align="justify" draw:textarea-vertical-align="middle" draw:auto-grow-height="false" fo:min-height="9.552cm" fo:min-width="13.2cm"/>
    </style:style>
    <style:style style:name="gr30" style:family="graphic" style:parent-style-name="standard">
      <style:graphic-properties draw:textarea-horizontal-align="justify" draw:textarea-vertical-align="middle" draw:auto-grow-height="false" fo:min-height="2.157cm" fo:min-width="13.3cm"/>
    </style:style>
    <style:style style:name="gr31" style:family="graphic" style:parent-style-name="standard">
      <style:graphic-properties draw:textarea-horizontal-align="justify" draw:textarea-vertical-align="middle" draw:auto-grow-height="false" fo:min-height="4.002cm" fo:min-width="7.02cm"/>
    </style:style>
    <style:style style:name="gr32" style:family="graphic" style:parent-style-name="standard">
      <style:graphic-properties draw:textarea-horizontal-align="justify" draw:textarea-vertical-align="middle" draw:auto-grow-height="false" fo:min-height="4.002cm" fo:min-width="7.022cm"/>
    </style:style>
    <style:style style:name="gr33" style:family="graphic" style:parent-style-name="standard">
      <style:graphic-properties draw:textarea-horizontal-align="justify" draw:textarea-vertical-align="middle" draw:auto-grow-height="false" fo:min-height="4.002cm" fo:min-width="7.019cm"/>
    </style:style>
    <style:style style:name="gr3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19cm"/>
    </style:style>
    <style:style style:name="gr35" style:family="graphic" style:parent-style-name="standard">
      <style:graphic-properties draw:textarea-horizontal-align="justify" draw:textarea-vertical-align="middle" draw:auto-grow-height="false" fo:min-height="3.226cm" fo:min-width="3.753cm"/>
    </style:style>
    <style:style style:name="gr36" style:family="graphic" style:parent-style-name="standard">
      <style:graphic-properties draw:textarea-horizontal-align="justify" draw:textarea-vertical-align="middle" draw:auto-grow-height="false" fo:min-height="1.77cm" fo:min-width="13.305cm"/>
    </style:style>
    <style:style style:name="gr37" style:family="graphic" style:parent-style-name="standard">
      <style:graphic-properties draw:textarea-horizontal-align="justify" draw:textarea-vertical-align="middle" draw:auto-grow-height="false" fo:min-height="3.227cm" fo:min-width="3.754cm"/>
    </style:style>
    <style:style style:name="gr38" style:family="graphic" style:parent-style-name="standard">
      <style:graphic-properties draw:textarea-horizontal-align="justify" draw:textarea-vertical-align="middle" draw:auto-grow-height="false" fo:min-height="3.227cm" fo:min-width="3.752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_5f_-notes">
      <style:graphic-properties draw:fill-color="#ffffff" draw:auto-grow-height="true" fo:min-height="13.364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598cm" style:use-optimal-column-width="false"/>
    </style:style>
    <style:style style:name="ro1" style:family="table-row">
      <style:table-row-properties style:row-height="3.136cm"/>
    </style:style>
    <style:style style:name="ro2" style:family="table-row">
      <style:table-row-properties style:row-height="1.715cm"/>
    </style:style>
    <style:style style:name="ro3" style:family="table-row">
      <style:table-row-properties style:row-height="1.718cm"/>
    </style:style>
    <style:style style:name="ce1" style:family="table-cell">
      <loext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3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32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fo:font-size="32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4.038cm" svg:height="5.649cm" svg:x="1.5cm" svg:y="16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2cm" svg:height="13.6cm" svg:x="1.4cm" svg:y="1.6cm">
          <text:p text:style-name="P1"><text:span text:style-name="T1">Foodata Log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4cm" svg:y="24.3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39cm" svg:height="5.649cm" svg:x="5.986cm" svg:y="16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38cm" svg:height="5.649cm" svg:x="10.462cm" svg:y="16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3.838cm" svg:height="0.878cm" svg:x="1.5cm" svg:y="0.4cm">
          <draw:text-box>
            <text:p><text:span text:style-name="T2">Id: 1b Startpage / responsive / URL: „/“ / loggedOut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4.038cm" svg:height="5.649cm" svg:x="1.5cm" svg:y="16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3.4cm" svg:height="13.6cm" svg:x="1.6cm" svg:y="1.8cm">
          <text:p text:style-name="P1"><text:span text:style-name="T1">Scannen / Live View 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4cm" svg:y="24.3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39cm" svg:height="5.649cm" svg:x="5.986cm" svg:y="16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38cm" svg:height="5.649cm" svg:x="10.462cm" svg:y="16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4.1cm" svg:height="1.505cm" svg:x="1.1cm" svg:y="0.5cm">
          <draw:text-box>
            <text:p><text:span text:style-name="T2">Id: 2b Scannen/ responsive / URL: „/scan“ / loggedOut </text:span></text:p>
          </draw:text-box>
        </draw:frame>
        <draw:line draw:style-name="gr9" draw:text-style-name="P5" draw:layer="layout" svg:x1="11.9cm" svg:y1="3cm" svg:x2="13.5cm" svg:y2="3cm">
          <text:p/>
        </draw:line>
        <draw:line draw:style-name="gr10" draw:text-style-name="P5" draw:layer="layout" svg:x1="13.506cm" svg:y1="4.524cm" svg:x2="13.506cm" svg:y2="2.924cm">
          <text:p/>
        </draw:line>
        <draw:line draw:style-name="gr9" draw:text-style-name="P5" draw:layer="layout" svg:x1="2.897cm" svg:y1="3.1cm" svg:x2="4.497cm" svg:y2="3.1cm">
          <text:p/>
        </draw:line>
        <draw:line draw:style-name="gr10" draw:text-style-name="P5" draw:layer="layout" svg:x1="2.903cm" svg:y1="4.624cm" svg:x2="2.903cm" svg:y2="3.024cm">
          <text:p/>
        </draw:line>
        <draw:line draw:style-name="gr9" draw:text-style-name="P5" draw:layer="layout" svg:x1="11.898cm" svg:y1="13.9cm" svg:x2="13.498cm" svg:y2="13.9cm">
          <text:p/>
        </draw:line>
        <draw:line draw:style-name="gr10" draw:text-style-name="P5" draw:layer="layout" svg:x1="13.504cm" svg:y1="14.024cm" svg:x2="13.504cm" svg:y2="12.424cm">
          <text:p/>
        </draw:line>
        <draw:line draw:style-name="gr9" draw:text-style-name="P5" draw:layer="layout" svg:x1="2.895cm" svg:y1="14cm" svg:x2="4.495cm" svg:y2="14cm">
          <text:p/>
        </draw:line>
        <draw:line draw:style-name="gr10" draw:text-style-name="P5" draw:layer="layout" svg:x1="2.901cm" svg:y1="14.124cm" svg:x2="2.901cm" svg:y2="12.524cm">
          <text:p/>
        </draw:lin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1" draw:text-style-name="P2" draw:layer="layout" svg:width="4.068cm" svg:height="5.649cm" svg:x="1.4cm" svg:y="16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3cm" svg:y="23.6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069cm" svg:height="5.649cm" svg:x="5.918cm" svg:y="16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067cm" svg:height="5.649cm" svg:x="10.428cm" svg:y="16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4.1cm" svg:height="1.505cm" svg:x="1.1cm" svg:y="0.5cm">
          <draw:text-box>
            <text:p><text:span text:style-name="T2">Id: 3b Search/ responsive / URL: „/search“ / loggedOut </text:span></text:p>
          </draw:text-box>
        </draw:frame>
        <draw:frame draw:style-name="standard" draw:layer="layout" svg:width="13.198cm" svg:height="9.998cm" svg:x="1.4cm" svg:y="5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Product Name</text:span></text:p>
              </table:table-cell>
              <table:table-cell>
                <text:p><text:span text:style-name="T1">Hersteller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.</text:span></text:p>
              </table:table-cell>
            </table:table-row>
            <table:table-row table:style-name="ro2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3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7" draw:layer="layout" svg:width="13.2cm" svg:height="2cm" svg:x="1.4cm" svg:y="2.4cm">
          <text:p text:style-name="P1"><text:span text:style-name="T1">Input productna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5" draw:text-style-name="P8" draw:layer="layout" svg:width="15.789cm" svg:height="0.962cm" svg:x="0.111cm" svg:y="0.365cm">
          <draw:text-box>
            <text:p><text:span text:style-name="T1">Id 4b: Offline / responsive / URL: „/calc“ / loggedOut </text:span></text:p>
          </draw:text-box>
        </draw:frame>
        <draw:custom-shape draw:style-name="gr16" draw:text-style-name="P10" draw:layer="layout" svg:width="13.443cm" svg:height="1.592cm" svg:x="1.157cm" svg:y="2.133cm">
          <text:p text:style-name="P9"><text:span text:style-name="T1">Input Energie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4.266cm">
          <text:p text:style-name="P9"><text:span text:style-name="T1">Input Gesamtzuck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6.4cm">
          <text:p text:style-name="P9"><text:span text:style-name="T1">Input gesättigte Fettsäuren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8.533cm">
          <text:p text:style-name="P9"><text:span text:style-name="T1">Input Salz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10.666cm">
          <text:p text:style-name="P9"><text:span text:style-name="T1">Input Protein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12.8cm">
          <text:p text:style-name="P9"><text:span text:style-name="T1">Input Ballaststoffe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3.437cm" svg:height="1.592cm" svg:x="1.2cm" svg:y="14.995cm">
          <text:p text:style-name="P9"><text:span text:style-name="T1">Input Obst/Gemüse/Nüsse-Anteil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98cm" svg:height="1.592cm" svg:x="5.8cm" svg:y="19.308cm"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066cm" svg:height="2.987cm" svg:x="1.2cm" svg:y="21.6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3.195cm" svg:height="1.349cm" svg:x="1.1cm" svg:y="25.371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4.068cm" svg:height="2.987cm" svg:x="5.716cm" svg:y="21.621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065cm" svg:height="2.987cm" svg:x="10.225cm" svg:y="21.649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10.7cm" svg:height="1.8cm" svg:x="2.5cm" svg:y="17.1cm">
          <text:p text:style-name="P1"><text:span text:style-name="T1">Input Select options </text:span></text:p>
          <text:p text:style-name="P1"><text:span text:style-name="T1">Getränk/Käse/Fette/Sonstig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25" draw:text-style-name="P11" draw:layer="layout" svg:width="16.2cm" svg:height="1.673cm" svg:x="0.2cm" svg:y="0.565cm">
          <draw:text-box>
            <text:p><text:span text:style-name="T1">Id 5b: Results /responsive /URL: „/results“ /loggedOut </text:span></text:p>
          </draw:text-box>
        </draw:frame>
        <draw:custom-shape draw:style-name="gr26" draw:text-style-name="P2" draw:layer="layout" svg:width="12.801cm" svg:height="3.911cm" svg:x="1.799cm" svg:y="3.198cm">
          <text:p text:style-name="P1"><text:span text:style-name="T1">Nutriscore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2.601cm" svg:height="3.911cm" svg:x="1.799cm" svg:y="8.531cm">
          <text:p text:style-name="P1"><text:span text:style-name="T1">Lebensmittel-Ampel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068cm" svg:height="5.649cm" svg:x="1.395cm" svg:y="16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295cm" svg:y="23.6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069cm" svg:height="5.649cm" svg:x="5.913cm" svg:y="16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067cm" svg:height="5.649cm" svg:x="10.423cm" svg:y="16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>
        <office:forms form:automatic-focus="false" form:apply-design-mode="false"/>
        <draw:frame draw:style-name="gr28" draw:text-style-name="P8" draw:layer="layout" svg:width="15.35cm" svg:height="3.095cm" svg:x="0.4cm" svg:y="0.065cm">
          <draw:text-box>
            <text:p>Id 6b: Results failed /responsive /URL: „/results“ /loggedOut </text:p>
            <text:p><text:span text:style-name="T1"/></text:p>
            <text:p><text:span text:style-name="T1"/></text:p>
          </draw:text-box>
        </draw:frame>
        <draw:custom-shape draw:style-name="gr29" draw:text-style-name="P2" draw:layer="layout" svg:width="13.7cm" svg:height="9.802cm" svg:x="1.1cm" svg:y="3.698cm">
          <text:p text:style-name="P1"><text:span text:style-name="T1">UPS – Da ist etwas schief gelaufen</text:span></text:p>
          <text:p text:style-name="P1"><text:span text:style-name="T1"/></text:p>
          <text:p text:style-name="P1"><text:span text:style-name="T1">Error 1001</text:span></text:p>
          <text:p text:style-name="P1"><text:span text:style-name="T1"/></text:p>
          <text:p text:style-name="P1"><text:span text:style-name="T1">product not found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068cm" svg:height="5.649cm" svg:x="1.295cm" svg:y="17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195cm" svg:y="24.6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069cm" svg:height="5.649cm" svg:x="5.813cm" svg:y="17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067cm" svg:height="5.649cm" svg:x="10.323cm" svg:y="17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5" draw:text-style-name="P8" draw:layer="layout" svg:width="15.8cm" svg:height="0.962cm" svg:x="0.1cm" svg:y="0.365cm">
          <draw:text-box>
            <text:p><text:span text:style-name="T1">Id 7b: About / Responsive / URL: „/about“ / loggedOut </text:span></text:p>
          </draw:text-box>
        </draw:frame>
        <draw:custom-shape draw:style-name="gr30" draw:text-style-name="P2" draw:layer="layout" svg:width="13.8cm" svg:height="2.407cm" svg:x="1.2cm" svg:y="17.4cm">
          <text:p text:style-name="P1"><text:span text:style-name="T1">Foodata – die Lebenmittelapp</text:span></text:p>
          <text:p text:style-name="P1"><text:span text:style-name="T1">Bla bla bla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7.52cm" svg:height="4.252cm" svg:x="3.83cm" svg:y="3.448cm">
          <text:p text:style-name="P1"><text:span text:style-name="T1">Hans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7.522cm" svg:height="4.252cm" svg:x="3.83cm" svg:y="8.011cm">
          <text:p text:style-name="P1"><text:span text:style-name="T1">Holge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7.519cm" svg:height="4.252cm" svg:x="3.8cm" svg:y="12.548cm">
          <text:p text:style-name="P1"><text:span text:style-name="T1">Zohi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7.4cm" svg:height="1.269cm" svg:x="3.9cm" svg:y="1.831cm">
          <draw:text-box>
            <text:p text:style-name="P1"><text:span text:style-name="T1">Team Foodata</text:span></text:p>
          </draw:text-box>
        </draw:frame>
        <draw:custom-shape draw:style-name="gr35" draw:text-style-name="P2" draw:layer="layout" svg:width="4.253cm" svg:height="3.476cm" svg:x="1.299cm" svg:y="20.467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3.805cm" svg:height="2.02cm" svg:x="1.195cm" svg:y="24.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254cm" svg:height="3.477cm" svg:x="6.023cm" svg:y="20.49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4.252cm" svg:height="3.477cm" svg:x="10.738cm" svg:y="20.523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9cm" fo:margin-bottom="0cm" fo:text-indent="0cm"/>
      <style:text-properties fo:font-size="49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1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3cm" fo:margin-bottom="0cm" fo:text-indent="0cm"/>
      <style:text-properties fo:font-size="35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709cm" fo:margin-bottom="0cm" fo:text-indent="0cm"/>
      <style:text-properties fo:font-size="49.7999992370606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531cm" fo:margin-bottom="0cm" fo:text-indent="0cm"/>
      <style:text-properties fo:font-size="42.7000007629395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353cm" fo:margin-bottom="0cm" fo:text-indent="0cm"/>
      <style:text-properties fo:font-size="35.5999984741211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5f_-backgroundobjects">
      <style:graphic-properties draw:stroke="none" draw:fill="none" draw:fill-color="#ffffff" draw:auto-grow-height="false" fo:min-height="1.086cm"/>
    </style:style>
    <style:style style:name="Mpr5" style:family="presentation" style:parent-style-name="Standard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4.174cm" svg:height="4.675cm" svg:x="0.786cm" svg:y="1.116cm" presentation:class="title" presentation:placeholder="true">
        <draw:text-box/>
      </draw:frame>
      <draw:frame presentation:style-name="Standard-outline1" draw:layer="backgroundobjects" svg:width="14.174cm" svg:height="16.238cm" svg:x="0.786cm" svg:y="6.549cm" presentation:class="outline" presentation:placeholder="true">
        <draw:text-box/>
      </draw:frame>
      <draw:frame presentation:style-name="Mpr1" draw:text-style-name="MP2" draw:layer="backgroundobjects" svg:width="3.669cm" svg:height="1.929cm" svg:x="0.786cm" svg:y="25.5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5cm" svg:y="25.5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1cm" svg:y="25.50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frame presentation:style-name="Standard_5f_-title" draw:layer="backgroundobjects" svg:width="14.174cm" svg:height="4.676cm" svg:x="0.786cm" svg:y="1.116cm" presentation:class="title" presentation:placeholder="true">
        <draw:text-box/>
      </draw:frame>
      <draw:frame presentation:style-name="Standard_5f_-outline1" draw:layer="backgroundobjects" svg:width="14.174cm" svg:height="16.238cm" svg:x="0.786cm" svg:y="6.549cm" presentation:class="outline" presentation:placeholder="true">
        <draw:text-box/>
      </draw:frame>
      <draw:frame presentation:style-name="Mpr4" draw:text-style-name="MP2" draw:layer="backgroundobjects" svg:width="3.669cm" svg:height="1.929cm" svg:x="0.786cm" svg:y="25.50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4.992cm" svg:height="1.929cm" svg:x="5.385cm" svg:y="25.50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3.669cm" svg:height="1.929cm" svg:x="11.291cm" svg:y="25.50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_5f_-title" draw:layer="backgroundobjects" svg:width="19.798cm" svg:height="11.136cm" svg:x="0.6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4T19:33:30.402393438</dc:date>
    <meta:editing-duration>PT1H16M56S</meta:editing-duration>
    <meta:editing-cycles>10</meta:editing-cycles>
    <meta:generator>LibreOffice/6.0.7.3$Linux_X86_64 LibreOffice_project/00m0$Build-3</meta:generator>
    <meta:document-statistic meta:object-count="110"/>
  </office:meta>
</office:document-meta>
</file>